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240000002004358EA45D7DA8E0.png" manifest:media-type="image/png"/>
  <manifest:file-entry manifest:full-path="Pictures/100000000000002200000023DC683633755004F2.png" manifest:media-type="image/png"/>
  <manifest:file-entry manifest:full-path="Pictures/100000000000002200000023B0E6F7948C2BDD9C.png" manifest:media-type="image/png"/>
  <manifest:file-entry manifest:full-path="Pictures/100000000000002400000021D1EFF2BAE7F4EC01.png" manifest:media-type="image/png"/>
  <manifest:file-entry manifest:full-path="Pictures/100000000000002400000020A152D41389AABBF0.png" manifest:media-type="image/png"/>
  <manifest:file-entry manifest:full-path="Pictures/100000000000002700000023FF326D9214AD3DD4.png" manifest:media-type="image/png"/>
  <manifest:file-entry manifest:full-path="Pictures/100000000000002900000028D0F5827555184545.png" manifest:media-type="image/png"/>
  <manifest:file-entry manifest:full-path="Pictures/100000000000002C00000030345EBE3BD3BC048B.png" manifest:media-type="image/png"/>
  <manifest:file-entry manifest:full-path="Pictures/10000000000000360000003B8E35CE12746FE807.png" manifest:media-type="image/png"/>
  <manifest:file-entry manifest:full-path="Pictures/100000000000002900000023221D1B1F6DF59CC3.png" manifest:media-type="image/png"/>
  <manifest:file-entry manifest:full-path="Pictures/100000000000002F000000273273D211E9726FD4.png" manifest:media-type="image/png"/>
  <manifest:file-entry manifest:full-path="Pictures/10000000000000260000002396A58E58960526AD.png" manifest:media-type="image/png"/>
  <manifest:file-entry manifest:full-path="Pictures/1000000000000024000000231CFF4C59B65840F6.png" manifest:media-type="image/png"/>
  <manifest:file-entry manifest:full-path="Pictures/100000000000002800000023E2CB080F3C9D72D9.png" manifest:media-type="image/png"/>
  <manifest:file-entry manifest:full-path="Pictures/1000000000000026000000233A7DAE6F5CD4C43E.png" manifest:media-type="image/png"/>
  <manifest:file-entry manifest:full-path="Pictures/10000000000000290000002600E12A5F3AD5685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6a509" officeooo:paragraph-rsid="0006a509"/>
    </style:style>
    <style:style style:name="P2" style:family="paragraph" style:parent-style-name="Standard">
      <style:text-properties officeooo:rsid="0007fcba" officeooo:paragraph-rsid="0007fcba"/>
    </style:style>
    <style:style style:name="P3" style:family="paragraph" style:parent-style-name="Standard">
      <style:text-properties officeooo:rsid="00088cdc" officeooo:paragraph-rsid="00088cd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2.305cm" svg:y="-0.605cm" svg:width="1.429cm" svg:height="1.559cm" draw:z-index="0"><draw:image xlink:href="Pictures/10000000000000360000003B8E35CE12746FE807.png" xlink:type="simple" xlink:show="embed" xlink:actuate="onLoad"/></draw:frame>180<text:tab/></text:p>
      <text:p text:style-name="P1"/>
      <text:p text:style-name="P1"><draw:frame draw:style-name="fr1" draw:name="Image2" text:anchor-type="paragraph" svg:x="2.42cm" svg:y="0.09cm" svg:width="1.164cm" svg:height="1.268cm" draw:z-index="1"><draw:image xlink:href="Pictures/100000000000002C00000030345EBE3BD3BC048B.png" xlink:type="simple" xlink:show="embed" xlink:actuate="onLoad"/></draw:frame></text:p>
      <text:p text:style-name="P1">182<text:tab/></text:p>
      <text:p text:style-name="P1"/>
      <text:p text:style-name="P1"><draw:frame draw:style-name="fr1" draw:name="Image3" text:anchor-type="paragraph" svg:x="2.441cm" svg:y="0.071cm" svg:width="1.085cm" svg:height="1.058cm" draw:z-index="2"><draw:image xlink:href="Pictures/100000000000002900000028D0F5827555184545.png" xlink:type="simple" xlink:show="embed" xlink:actuate="onLoad"/></draw:frame></text:p>
      <text:p text:style-name="P1">184</text:p>
      <text:p text:style-name="P1"/>
      <text:p text:style-name="P1"><draw:frame draw:style-name="fr1" draw:name="Image4" text:anchor-type="paragraph" svg:x="2.395cm" svg:y="0.042cm" svg:width="1.058cm" svg:height="0.924cm" draw:z-index="3"><draw:image xlink:href="Pictures/100000000000002800000023E2CB080F3C9D72D9.png" xlink:type="simple" xlink:show="embed" xlink:actuate="onLoad"/></draw:frame></text:p>
      <text:p text:style-name="P1"><draw:frame draw:style-name="fr1" draw:name="Image5" text:anchor-type="paragraph" svg:x="2.448cm" svg:y="0.478cm" svg:width="1.005cm" svg:height="0.924cm" draw:z-index="4"><draw:image xlink:href="Pictures/1000000000000026000000233A7DAE6F5CD4C43E.png" xlink:type="simple" xlink:show="embed" xlink:actuate="onLoad"/></draw:frame>186<text:tab/></text:p>
      <text:p text:style-name="P1"/>
      <text:p text:style-name="P2">188</text:p>
      <text:p text:style-name="P2"/>
      <text:p text:style-name="P2"><draw:frame draw:style-name="fr1" draw:name="Image6" text:anchor-type="paragraph" svg:x="2.348cm" svg:y="0.034cm" svg:width="1.005cm" svg:height="0.924cm" draw:z-index="5"><draw:image xlink:href="Pictures/10000000000000260000002396A58E58960526AD.png" xlink:type="simple" xlink:show="embed" xlink:actuate="onLoad"/></draw:frame></text:p>
      <text:p text:style-name="P2">190</text:p>
      <text:p text:style-name="P2"/>
      <text:p text:style-name="P2"><draw:frame draw:style-name="fr1" draw:name="Image7" text:anchor-type="paragraph" svg:x="2.27cm" svg:y="0.058cm" svg:width="1.085cm" svg:height="0.924cm" draw:z-index="6"><draw:image xlink:href="Pictures/100000000000002900000023221D1B1F6DF59CC3.png" xlink:type="simple" xlink:show="embed" xlink:actuate="onLoad"/></draw:frame></text:p>
      <text:p text:style-name="P2">160</text:p>
      <text:p text:style-name="P2"><draw:frame draw:style-name="fr1" draw:name="Image8" text:anchor-type="paragraph" svg:x="2.355cm" svg:y="0.146cm" svg:width="0.953cm" svg:height="0.924cm" draw:z-index="7"><draw:image xlink:href="Pictures/1000000000000024000000231CFF4C59B65840F6.png" xlink:type="simple" xlink:show="embed" xlink:actuate="onLoad"/></draw:frame></text:p>
      <text:p text:style-name="P2">162</text:p>
      <text:p text:style-name="P2"><draw:frame draw:style-name="fr1" draw:name="Image9" text:anchor-type="paragraph" svg:x="2.097cm" svg:y="0.312cm" svg:width="1.244cm" svg:height="1.032cm" draw:z-index="8"><draw:image xlink:href="Pictures/100000000000002F000000273273D211E9726FD4.png" xlink:type="simple" xlink:show="embed" xlink:actuate="onLoad"/></draw:frame></text:p>
      <text:p text:style-name="P2"/>
      <text:p text:style-name="P2">164</text:p>
      <text:p text:style-name="P2"><draw:frame draw:style-name="fr1" draw:name="Image10" text:anchor-type="paragraph" svg:x="2.118cm" svg:y="0.108cm" svg:width="1.085cm" svg:height="1.005cm" draw:z-index="9"><draw:image xlink:href="Pictures/10000000000000290000002600E12A5F3AD5685D.png" xlink:type="simple" xlink:show="embed" xlink:actuate="onLoad"/></draw:frame></text:p>
      <text:p text:style-name="P3">166</text:p>
      <text:p text:style-name="P3"><draw:frame draw:style-name="fr1" draw:name="Image11" text:anchor-type="paragraph" svg:x="2.201cm" svg:y="0.464cm" svg:width="1.032cm" svg:height="0.924cm" draw:z-index="10"><draw:image xlink:href="Pictures/100000000000002700000023FF326D9214AD3DD4.png" xlink:type="simple" xlink:show="embed" xlink:actuate="onLoad"/></draw:frame></text:p>
      <text:p text:style-name="P3"/>
      <text:p text:style-name="P3">168</text:p>
      <text:p text:style-name="P3"/>
      <text:p text:style-name="P3"><draw:frame draw:style-name="fr1" draw:name="Image12" text:anchor-type="paragraph" svg:x="2.184cm" svg:y="0.034cm" svg:width="0.953cm" svg:height="0.847cm" draw:z-index="11"><draw:image xlink:href="Pictures/100000000000002400000020A152D41389AABBF0.png" xlink:type="simple" xlink:show="embed" xlink:actuate="onLoad"/></draw:frame></text:p>
      <text:p text:style-name="P3">170</text:p>
      <text:p text:style-name="P3"><draw:frame draw:style-name="fr1" draw:name="Image13" text:anchor-type="paragraph" svg:x="2.261cm" svg:y="0.407cm" svg:width="0.953cm" svg:height="0.873cm" draw:z-index="12"><draw:image xlink:href="Pictures/100000000000002400000021D1EFF2BAE7F4EC01.png" xlink:type="simple" xlink:show="embed" xlink:actuate="onLoad"/></draw:frame></text:p>
      <text:p text:style-name="P3"/>
      <text:p text:style-name="P3">172</text:p>
      <text:p text:style-name="P3"><draw:frame draw:style-name="fr1" draw:name="Image14" text:anchor-type="paragraph" svg:x="2.249cm" svg:y="0.021cm" svg:width="0.9cm" svg:height="0.924cm" draw:z-index="13"><draw:image xlink:href="Pictures/100000000000002200000023DC683633755004F2.png" xlink:type="simple" xlink:show="embed" xlink:actuate="onLoad"/></draw:frame></text:p>
      <text:p text:style-name="P3">174</text:p>
      <text:p text:style-name="P3"><draw:frame draw:style-name="fr1" draw:name="Image15" text:anchor-type="paragraph" svg:x="2.277cm" svg:y="0.425cm" svg:width="0.953cm" svg:height="0.847cm" draw:z-index="14"><draw:image xlink:href="Pictures/10000000000000240000002004358EA45D7DA8E0.png" xlink:type="simple" xlink:show="embed" xlink:actuate="onLoad"/></draw:frame></text:p>
      <text:p text:style-name="P3">176</text:p>
      <text:p text:style-name="P3"/>
      <text:p text:style-name="P3"><draw:frame draw:style-name="fr1" draw:name="Image16" text:anchor-type="paragraph" svg:x="2.267cm" svg:y="0.203cm" svg:width="0.9cm" svg:height="0.924cm" draw:z-index="15"><draw:image xlink:href="Pictures/100000000000002200000023B0E6F7948C2BDD9C.png" xlink:type="simple" xlink:show="embed" xlink:actuate="onLoad"/></draw:frame></text:p>
      <text:p text:style-name="P3">17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6T19:47:31.485371849</meta:creation-date>
    <dc:date>2020-10-16T20:06:18.055651792</dc:date>
    <meta:editing-duration>PT18M47S</meta:editing-duration>
    <meta:editing-cycles>3</meta:editing-cycles>
    <meta:generator>LibreOffice/5.1.6.2$Linux_X86_64 LibreOffice_project/10m0$Build-2</meta:generator>
    <meta:document-statistic meta:table-count="0" meta:image-count="16" meta:object-count="0" meta:page-count="1" meta:paragraph-count="16" meta:word-count="16" meta:character-count="51" meta:non-whitespace-character-count="48"/>
  </office:meta>
</office:document-meta>
</file>